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329954982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416823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8:59.694233261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2" meta:non-whitespace-character-count="88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